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2000000CC0A38EB066425E911.png" manifest:media-type="image/png"/>
  <manifest:file-entry manifest:full-path="Pictures/10000000000001C0000000B057EB86B096CB3FE1.png" manifest:media-type="image/png"/>
  <manifest:file-entry manifest:full-path="Pictures/100000000000035E0000005BAA271C7350746AEE.png" manifest:media-type="image/png"/>
  <manifest:file-entry manifest:full-path="Pictures/10000000000002D8000000811B33043D6C365125.png" manifest:media-type="image/png"/>
  <manifest:file-entry manifest:full-path="Pictures/100000000000033100000053B5CE87F6D4A8C70F.png" manifest:media-type="image/png"/>
  <manifest:file-entry manifest:full-path="Pictures/10000000000001A3000000A7945B3BE3D7409722.png" manifest:media-type="image/png"/>
  <manifest:file-entry manifest:full-path="Pictures/100000000000014D00000054AE43B51AB3D3CD9B.png" manifest:media-type="image/png"/>
  <manifest:file-entry manifest:full-path="Pictures/10000000000002D700000082A6827D6C5B2FA812.png" manifest:media-type="image/png"/>
  <manifest:file-entry manifest:full-path="Pictures/10000000000001400000005156BFF033BD566E31.png" manifest:media-type="image/png"/>
  <manifest:file-entry manifest:full-path="Pictures/1000000000000355000000D26FFCE3A735F1B4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17b6a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b6a4" officeooo:paragraph-rsid="0017b6a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7b6a4" officeooo:paragraph-rsid="0017b6a4" style:font-size-asian="16pt" style:font-weight-asian="bold" style:font-size-complex="16pt" style:font-weight-complex="bold"/>
    </style:style>
    <style:style style:name="T1" style:family="text">
      <style:text-properties officeooo:rsid="0017b6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TIVIDADE 28 DE MARÇO</text:p>
      <text:p text:style-name="Text_20_body"/>
      <text:p text:style-name="P1">Victor Henrique Guerreiro Alvares</text:p>
      <text:p text:style-name="P1"/>
      <text:p text:style-name="P4">EX. 2:</text:p>
      <text:p text:style-name="P2"><draw:frame draw:style-name="fr2" draw:name="Figura1" text:anchor-type="char" svg:width="11.853cm" svg:height="4.657cm" draw:z-index="0"><draw:image xlink:href="Pictures/10000000000001C0000000B057EB86B096CB3FE1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/text:span></text:p>
      <text:p text:style-name="P2"/>
      <text:p text:style-name="P3"/>
      <text:p text:style-name="P3"><draw:frame draw:style-name="fr3" draw:name="Figura2" text:anchor-type="char" svg:x="0.139cm" svg:y="0.344cm" svg:width="17.149cm" svg:height="1.727cm" draw:z-index="1"><draw:image xlink:href="Pictures/100000000000033100000053B5CE87F6D4A8C70F.png" xlink:type="simple" xlink:show="embed" xlink:actuate="onLoad" draw:mime-type="image/png"/></draw:frame><text:tab/></text:p>
      <text:p text:style-name="P3"/>
      <text:p text:style-name="P3"><draw:frame draw:style-name="fr1" draw:name="Figura4" text:anchor-type="char" svg:width="17cm" svg:height="3.011cm" draw:z-index="2"><draw:image xlink:href="Pictures/10000000000002D8000000811B33043D6C365125.png" xlink:type="simple" xlink:show="embed" xlink:actuate="onLoad" draw:mime-type="image/png"/></draw:frame></text:p>
      <text:p text:style-name="P3"><draw:frame draw:style-name="fr4" draw:name="Figura3" text:anchor-type="char" svg:width="17cm" svg:height="4.239cm" draw:z-index="3"><draw:image xlink:href="Pictures/1000000000000332000000CC0A38EB066425E91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><text:soft-page-break/>Ex. 3: </text:p>
      <text:p text:style-name="P4"><draw:frame draw:style-name="fr2" draw:name="Figura5" text:anchor-type="char" svg:width="11.086cm" svg:height="4.419cm" draw:z-index="4"><draw:image xlink:href="Pictures/10000000000001A3000000A7945B3BE3D740972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"><draw:frame draw:style-name="fr2" draw:name="Figura6" text:anchor-type="char" svg:width="8.811cm" svg:height="2.223cm" draw:z-index="5"><draw:image xlink:href="Pictures/100000000000014D00000054AE43B51AB3D3CD9B.png" xlink:type="simple" xlink:show="embed" xlink:actuate="onLoad" draw:mime-type="image/png"/></draw:frame><text:tab/><text:tab/><text:tab/><text:tab/><text:tab/><text:tab/><text:tab/><text:tab/><text:tab/><draw:frame draw:style-name="fr3" draw:name="Figura7" text:anchor-type="char" svg:x="0cm" svg:y="2.579cm" svg:width="17cm" svg:height="1.794cm" draw:z-index="6"><draw:image xlink:href="Pictures/100000000000035E0000005BAA271C7350746AEE.png" xlink:type="simple" xlink:show="embed" xlink:actuate="onLoad" draw:mime-type="image/png"/></draw:frame><text:tab/></text:p>
      <text:p text:style-name="P4"><draw:frame draw:style-name="fr1" draw:name="Figura8" text:anchor-type="char" svg:width="17cm" svg:height="3.039cm" draw:z-index="7"><draw:image xlink:href="Pictures/10000000000002D700000082A6827D6C5B2FA812.png" xlink:type="simple" xlink:show="embed" xlink:actuate="onLoad" draw:mime-type="image/png"/></draw:frame></text:p>
      <text:p text:style-name="P4"><text:tab/><text:tab/><text:tab/><text:tab/><text:tab/><text:tab/><text:tab/><text:tab/><text:tab/><text:tab/><text:tab/><draw:frame draw:style-name="fr2" draw:name="Figura9" text:anchor-type="char" svg:width="8.467cm" svg:height="2.143cm" draw:z-index="8"><draw:image xlink:href="Pictures/10000000000001400000005156BFF033BD566E31.png" xlink:type="simple" xlink:show="embed" xlink:actuate="onLoad" draw:mime-type="image/png"/></draw:frame><text:tab/></text:p>
      <text:p text:style-name="P4"><draw:frame draw:style-name="fr1" draw:name="Figura10" text:anchor-type="char" svg:width="17cm" svg:height="4.184cm" draw:z-index="9"><draw:image xlink:href="Pictures/1000000000000355000000D26FFCE3A735F1B4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7:03:30.009000000</meta:creation-date>
    <dc:date>2023-03-28T17:52:33.936000000</dc:date>
    <meta:editing-duration>PT49M10S</meta:editing-duration>
    <meta:editing-cycles>1</meta:editing-cycles>
    <meta:document-statistic meta:table-count="0" meta:image-count="10" meta:object-count="0" meta:page-count="2" meta:paragraph-count="10" meta:word-count="12" meta:character-count="138" meta:non-whitespace-character-count="58"/>
    <meta:generator>LibreOffice/7.4.4.2$Windows_X86_64 LibreOffice_project/85569322deea74ec9134968a29af2df5663baa21</meta:generator>
  </office:meta>
</office:document-meta>
</file>